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1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UERRA TUANAMA, SEGUNDO EMERSON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00609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914983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UERRA TUANAMA, SEGUNDO EM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00609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914983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0642327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8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31/08/2021</text:p>
          </table:table-cell>
          <table:table-cell table:style-name="Tabla2.A3" office:value-type="string">
            <text:p text:style-name="P22">5425068</text:p>
          </table:table-cell>
          <table:table-cell table:style-name="Tabla2.D3" office:value-type="string">
            <text:p text:style-name="P23">8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0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1T17:22:0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